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0ee24" officeooo:paragraph-rsid="0020ee24" style:text-blinking="false" fo:background-color="#afd095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c9211e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T1" style:family="text">
      <style:text-properties style:font-name="system-ui" fo:font-size="12pt" fo:letter-spacing="normal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2" style:family="text">
      <style:text-properties fo:color="#1f2937" loext:opacity="100%" fo:letter-spacing="normal" fo:background-color="transparent" loext:char-shading-value="0"/>
    </style:style>
    <style:style style:name="T3" style:family="text">
      <style:text-properties fo:color="#1f2937" loext:opacity="100%" style:font-name="system-ui" fo:font-size="12pt" fo:letter-spacing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1ca81b8e-7fff-97b2-4c92-bd8e541e9a0e"/>https://symfony.com/doc/current/routing.html</text:p>
      <text:p text:style-name="P2">https://symfony.com/doc/current/controller.html</text:p>
      <text:p text:style-name="P2">https://symfony.com/doc/current/configuration.html</text:p>
      <text:p text:style-name="P4">https://symfony.com/doc/current/components/dependency_injection.html</text:p>
      <text:p text:style-name="P4"><text:a xlink:type="simple" xlink:href="https://symfony.com/doc/current/reference/dic_tags.html" text:style-name="Internet_20_link" text:visited-style-name="Visited_20_Internet_20_Link">https://symfony.com/doc/current/reference/dic_tags.html</text:a></text:p>
      <text:p text:style-name="P4"/>
      <text:p text:style-name="P4"><text:a xlink:type="simple" xlink:href="https://symfony.com/doc/current/service_container/tags.html" text:style-name="Internet_20_link" text:visited-style-name="Visited_20_Internet_20_Link"><text:span text:style-name="T1">Теги службы</text:span></text:a><text:span text:style-name="T2"> — </text:span><text:span text:style-name="T3">это механизм, используемый </text:span><text:a xlink:type="simple" xlink:href="https://symfony.com/doc/current/components/dependency_injection.html" text:style-name="Internet_20_link" text:visited-style-name="Visited_20_Internet_20_Link"><text:span text:style-name="T1">компонентом DependencyInjection</text:span></text:a><text:span text:style-name="T2"> </text:span><text:span text:style-name="T3">для пометки служб, требующих специальной обработки, таких как консольные команды или расширения Twig.</text:span></text:p>
      <text:p text:style-name="P2"><text:a xlink:type="simple" xlink:href="https://symfony.com/doc/current/components/event_dispatcher.html" text:style-name="Internet_20_link" text:visited-style-name="Visited_20_Internet_20_Link">https://symfony.com/doc/current/components/event_dispatcher.html</text:a></text:p>
      <text:p text:style-name="P2"/>
      <text:p text:style-name="P3">(</text:p>
      <text:p text:style-name="P3"><text:tab/>Ничего не получилось с event dispatcher напрямую. Вроде суть понятна, но почему-то ничего не сработало. С событиями симфони всё более менее ясно, только вот у меня есть 2 события kernel.response и kernel.exception — я думал в зависимости от приоритета выпоняться будут, а они как-то по очереди попадают в event dispatcher и поэтому всегда последним выполняется response, хотя мб это и логично.</text:p>
      <text:p text:style-name="P3">)</text:p>
      <text:p text:style-name="P2">https://symfony.com/doc/current/reference/events.html</text:p>
      <text:p text:style-name="P1">https://symfony.com/doc/current/components/form.html</text:p>
      <text:p text:style-name="P5">https://symfony.com/doc/current/components/http_foundation.html</text:p>
      <text:p text:style-name="P1">https://symfony.com/doc/current/components/http_kernel.html</text:p>
      <text:p text:style-name="P1">https://symfony.com/doc/current/components/messenger.html</text:p>
      <text:p text:style-name="P1">https://symfony.com/doc/current/components/security.html</text:p>
      <text:p text:style-name="P1">https://symfony.com/doc/current/components/serializer.html</text:p>
      <text:p text:style-name="P1">https://symfony.com/doc/current/components/validator.html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58:05.448303909</meta:creation-date>
    <dc:date>2022-12-21T19:00:50.605099739</dc:date>
    <meta:editing-duration>PT11H39M1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19" meta:word-count="96" meta:character-count="1354" meta:non-whitespace-character-count="1272"/>
  </office:meta>
</office:document-meta>
</file>